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129dd6" officeooo:paragraph-rsid="00129dd6" style:font-size-asian="14pt" style:font-size-complex="14pt"/>
    </style:style>
    <style:style style:name="T1" style:family="text">
      <style:text-properties officeooo:rsid="001498cf"/>
    </style:style>
    <style:style style:name="T2" style:family="text">
      <style:text-properties fo:font-weight="bold" officeooo:rsid="001498cf" style:font-weight-asian="bold" style:font-weight-complex="bold"/>
    </style:style>
    <style:style style:name="T3" style:family="text">
      <style:text-properties fo:font-size="16pt" fo:font-weight="bold" officeooo:rsid="001498cf"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Gemensam backstory</text:span><text:span text:style-name="T1"><text:line-break/></text:span><text:line-break/>Året är 1489. Ni befinner er i Targos där ni just spenderat 3 månader inhyrda för att undersöka orsaken till den ökade mängden orcher i trakten. Det visade sig att en särskilt stark Orch vid namn Goroth fått backning av en shaman och det hade lockat flertalet av grönskinnen till trakten i tron att man skulle lyckas inta Targos och återta dominansen i området. Lyckligt nog slog ni till innan antalet orcher blivit för stort och ni lyckades besegra Goroth och därigenom skingra orcherna igen. Shamanen kom dock undan. Den senaste månaden har endast små grupper Orcher setts till och ni har avrättat dem som kommit för nära Targos. <text:line-break/><text:line-break/>I och med att detta blivit löst så har ni fått betalt för era tjänster och utan en inkomst här måste ni söka er vid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01:53:06.033724477</meta:creation-date>
    <dc:date>2018-10-08T02:10:50.123033454</dc:date>
    <meta:editing-duration>PT7M23S</meta:editing-duration>
    <meta:editing-cycles>1</meta:editing-cycles>
    <meta:document-statistic meta:table-count="0" meta:image-count="0" meta:object-count="0" meta:page-count="1" meta:paragraph-count="1" meta:word-count="136" meta:character-count="773" meta:non-whitespace-character-count="635"/>
    <meta:generator>LibreOffice/5.1.6.2$Linux_X86_64 LibreOffice_project/10m0$Build-2</meta:generator>
  </office:meta>
</office:document-meta>
</file>